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n la reunion del 17 de octubre de 2017, discutimos los siguientes puntos:</text:p>
      <text:p text:style-name="Standard"/>
      <text:list xml:id="list6650087143154619294" text:style-name="L1">
        <text:list-item>
          <text:p text:style-name="P1">Comprobamos los nuevos programas, el de los recortes a la imagen, que tendremos que ampliar consiguiendo una imagen con todos los recortes y el fondo en negro, y metiendolo todo en una funcion a la que le pases la imagen.</text:p>
        </text:list-item>
        <text:list-item>
          <text:p text:style-name="P1">Despues nos metimos con el programa de kdtrees, en el que corregimos el if por si el punto estaba en la linea roja en la que no habria que contarlo (en cpx – ap/2 o en cpy-ap/2). Tendremos que comprobar que este if funciona con un programa en el que el cuadrado pequeño no se coja aleatoriamente, sino a conciencia para que se de esta situación.</text:p>
        </text:list-item>
        <text:list-item>
          <text:p text:style-name="P1">En el programa de los cuadrados que van cambiando de posicion, lo que nos interesan son la media, es decir, <text:s/>la cantidad de puntos que hay en cada punto de la matriz de media, y la varianza. Todo esto se puede hacer con scipy en teoria.</text:p>
        </text:list-item>
        <text:list-item>
          <text:p text:style-name="P1">Consegui la foto y las coordenadas de la foto de Iribar para poder ver si hay concordancia entre los puntos y las cabezas de la imagen. Todo aparecia en countem unican.</text:p>
          <text:p text:style-name="P1"/>
        </text:list-item>
      </text:list>
      <text:p text:style-name="Standard"/>
      <text:p text:style-name="Standard">Mas tarde nos pusimos con otros programas a utilizar, como son:</text:p>
      <text:list xml:id="list5909869257231726155" text:style-name="L2">
        <text:list-item>
          <text:list>
            <text:list-item>
              <text:p text:style-name="P2">Kivy, del que tendremos que instalarnos el programa y mirarnos el tutorial, sobretodo para botones y canvas, para poder pinchar en las caras de la gente de la imagen, etc.</text:p>
            </text:list-item>
            <text:list-item>
              <text:p text:style-name="P2">Python for android: Que es el programa para pasar la app desde desktop a android. Podriamos utilizar Buldozer que hace los mismo con otra sintaxis pero tiene mas inconvenientes.</text:p>
            </text:list-item>
            <text:list-item>
              <text:p text:style-name="P2">Matplotlib: Que lo utilizaremos para hacer alguna grafica, como la diferencia entre la varianza real y las de las simulaciones.</text:p>
            </text:list-item>
            <text:list-item>
              <text:p text:style-name="P2">Pruebas unitarias que las <text:s/>haremos gracias a dive into python3 (unit testing).</text:p>
            </text:list-item>
          </text:list>
        </text:list-item>
      </text:list>
      <text:p text:style-name="Standard"/>
      <text:p text:style-name="Standard">Por ultimo instalare latex del cual tenemos un tutorial (the not so short introduction to latex), del que haremos los ejemplos, etc para ponernos al dia. Utilizaremosn texmaker como editor, y se pondra instalar desde conda.</text:p>
      <text:p text:style-name="Standard"/>
      <text:p text:style-name="Standard">Por ultimo en la memoria pondremos tambien las simulaciones que haremos, que seran con distintas fotos, y con la nueva formula (transpuesta).</text:p>
      <text:p text:style-name="Standard"/>
      <text:p text:style-name="Standard">Esto es todo hasta que nos volvamos a reunir de aquí a 2 seman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17-10-17T12:32:14.52</meta:creation-date>
    <dc:date>2017-10-17T12:50:16.36</dc:date>
    <dc:creator>o </dc:creator>
    <meta:editing-duration>PT2M</meta:editing-duration>
    <meta:editing-cycles>2</meta:editing-cycles>
    <meta:generator>OpenOffice/4.1.3$Win32 OpenOffice.org_project/413m1$Build-9783</meta:generator>
    <meta:document-statistic meta:table-count="0" meta:image-count="0" meta:object-count="0" meta:page-count="1" meta:paragraph-count="13" meta:word-count="378" meta:character-count="2097"/>
  </office:meta>
</office:document-meta>
</file>